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2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9.63mm"/>
    </style:style>
    <style:style style:name="co4" style:family="table-column">
      <style:table-column-properties fo:break-before="auto" style:column-width="22.37mm"/>
    </style:style>
    <style:style style:name="co5" style:family="table-column">
      <style:table-column-properties fo:break-before="auto" style:column-width="23.42mm"/>
    </style:style>
    <style:style style:name="co6" style:family="table-column">
      <style:table-column-properties fo:break-before="auto" style:column-width="32.97mm"/>
    </style:style>
    <style:style style:name="co7" style:family="table-column">
      <style:table-column-properties fo:break-before="auto" style:column-width="17.1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rewards min</text:p>
          </table:table-cell>
          <table:table-cell table:style-name="ce1" office:value-type="string" calcext:value-type="string">
            <text:p>rewards max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([.E2]-[.D2])/([.C2]-[.B2])" office:value-type="float" office:value="0" calcext:value-type="float">
            <text:p>0</text:p>
          </table:table-cell>
          <table:table-cell table:style-name="ce3" table:formula="of:=[.D2]-[.B2]*[.F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28.4" calcext:value-type="float">
            <text:p>-28,4</text:p>
          </table:table-cell>
          <table:table-cell table:style-name="ce2" office:value-type="float" office:value="-28.8" calcext:value-type="float">
            <text:p>-28,8</text:p>
          </table:table-cell>
          <table:table-cell table:style-name="ce3" table:formula="of:=([.E3]-[.D3])/([.C3]-[.B3])" office:value-type="float" office:value="-0.400000000000002" calcext:value-type="float">
            <text:p>-0,400000000000002</text:p>
          </table:table-cell>
          <table:table-cell table:style-name="ce3" table:formula="of:=[.D3]-[.B3]*[.F3]" office:value-type="float" office:value="-28.4" calcext:value-type="float">
            <text:p>-28,4</text:p>
          </table:table-cell>
        </table:table-row>
        <table:table-row table:style-name="ro1">
          <table:table-cell office:value-type="string" calcext:value-type="string">
            <text:p>H exeeding speed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([.E4]-[.D4])/([.C4]-[.B4])" office:value-type="float" office:value="0" calcext:value-type="float">
            <text:p>0</text:p>
          </table:table-cell>
          <table:table-cell table:style-name="ce3" table:formula="of:=[.D4]-[.B4]*[.F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 exeeding speed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([.E5]-[.D5])/([.C5]-[.B5])" office:value-type="float" office:value="0" calcext:value-type="float">
            <text:p>0</text:p>
          </table:table-cell>
          <table:table-cell table:style-name="ce3" table:formula="of:=[.D5]-[.B5]*[.F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table:formula="of:=([.E6]-[.D6])/([.C6]-[.B6])" office:value-type="float" office:value="0" calcext:value-type="float">
            <text:p>0</text:p>
          </table:table-cell>
          <table:table-cell table:style-name="ce3" table:formula="of:=[.D6]-[.B6]*[.F6]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ase</text:p>
          </table:table-cell>
          <table:table-cell table:style-name="ce3" table:formula="of:=SUM([.G2:.G6])" office:value-type="float" office:value="-28.4" calcext:value-type="float">
            <text:p>-28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ection</text:p>
          </table:table-cell>
          <table:table-cell table:style-name="ce3" table:formula="of:=[.F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table:formula="of:=[.F3]" office:value-type="float" office:value="-0.400000000000002" calcext:value-type="float">
            <text:p>-0,400000000000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table:style-name="ce3" table:formula="of:=[.F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peed</text:p>
          </table:table-cell>
          <table:table-cell table:style-name="ce3" table:formula="of:=[.F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peed</text:p>
          </table:table-cell>
          <table:table-cell table:style-name="ce3" table:formula="of:=[.F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1" office:value-type="string" calcext:value-type="string">
            <text:p>rew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[.B8]+[.B9]*[.B16]+[.B10]*[.B17]+[.B11]*[.B20]+[.B12]*[.B18]+[.B13]*[.B19]" office:value-type="float" office:value="-70.8000000000002" calcext:value-type="float">
            <text:p>-70,8000000000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 exeeding speed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 exeeding speed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9:37:12.94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3T10:59:28.761000000</meta:creation-date>
    <dc:date>2021-06-14T19:54:30.715000000</dc:date>
    <meta:editing-duration>PT1H41M40S</meta:editing-duration>
    <meta:editing-cycles>5</meta:editing-cycles>
    <meta:generator>LibreOffice/6.2.0.3$Windows_X86_64 LibreOffice_project/98c6a8a1c6c7b144ce3cc729e34964b47ce25d62</meta:generator>
    <meta:document-statistic meta:table-count="1" meta:cell-count="65" meta:object-count="0"/>
  </office:meta>
</office:document-meta>
</file>